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6153862" calcext:value-type="float">
            <text:p>89.6153862</text:p>
          </table:table-cell>
          <table:table-cell table:formula="of:=178/260 *100" office:value-type="float" office:value="68.4615384615385" calcext:value-type="float">
            <text:p>68.4615384615</text:p>
          </table:table-cell>
          <table:table-cell table:formula="of:=235/260 * 100" office:value-type="float" office:value="90.3846153846154" calcext:value-type="float">
            <text:p>90.384615384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.76923077" calcext:value-type="float">
            <text:p>95.76923077</text:p>
          </table:table-cell>
          <table:table-cell table:formula="of:=232/260 * 100" office:value-type="float" office:value="89.2307692307692" calcext:value-type="float">
            <text:p>89.2307692308</text:p>
          </table:table-cell>
          <table:table-cell table:formula="of:=242/260 * 100" office:value-type="float" office:value="93.0769230769231" calcext:value-type="float">
            <text:p>93.076923076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15384615" calcext:value-type="float">
            <text:p>86.15384615</text:p>
          </table:table-cell>
          <table:table-cell table:formula="of:=237/260 * 100" office:value-type="float" office:value="91.1538461538462" calcext:value-type="float">
            <text:p>91.1538461538</text:p>
          </table:table-cell>
          <table:table-cell table:formula="of:=216/260 * 100" office:value-type="float" office:value="83.0769230769231" calcext:value-type="float">
            <text:p>83.076923076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formula="of:=237/260 * 100" office:value-type="float" office:value="91.1538461538462" calcext:value-type="float">
            <text:p>91.1538461538</text:p>
          </table:table-cell>
          <table:table-cell table:formula="of:=231/260 * 100" office:value-type="float" office:value="88.8461538461538" calcext:value-type="float">
            <text:p>88.846153846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.53846154" calcext:value-type="float">
            <text:p>91.53846154</text:p>
          </table:table-cell>
          <table:table-cell table:formula="of:=240/260 * 100" office:value-type="float" office:value="92.3076923076923" calcext:value-type="float">
            <text:p>92.3076923077</text:p>
          </table:table-cell>
          <table:table-cell table:formula="of:=234/260 * 100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.38461538" calcext:value-type="float">
            <text:p>80.38461538</text:p>
          </table:table-cell>
          <table:table-cell table:formula="of:=237/260 * 100" office:value-type="float" office:value="91.1538461538462" calcext:value-type="float">
            <text:p>91.1538461538</text:p>
          </table:table-cell>
          <table:table-cell table:formula="of:=242/260 * 100" office:value-type="float" office:value="93.0769230769231" calcext:value-type="float">
            <text:p>93.076923076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46153846" calcext:value-type="float">
            <text:p>53.46153846</text:p>
          </table:table-cell>
          <table:table-cell table:formula="of:=191/260 * 100" office:value-type="float" office:value="73.4615384615385" calcext:value-type="float">
            <text:p>73.4615384615</text:p>
          </table:table-cell>
          <table:table-cell table:formula="of:=244/260 * 100" office:value-type="float" office:value="93.8461538461538" calcext:value-type="float">
            <text:p>93.846153846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.53846154" calcext:value-type="float">
            <text:p>91.53846154</text:p>
          </table:table-cell>
          <table:table-cell table:formula="of:=239/269 * 100" office:value-type="float" office:value="88.8475836431227" calcext:value-type="float">
            <text:p>88.8475836431</text:p>
          </table:table-cell>
          <table:table-cell table:formula="of:=246/260 * 100" office:value-type="float" office:value="94.6153846153846" calcext:value-type="float">
            <text:p>94.615384615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formula="of:=239/269 * 100" office:value-type="float" office:value="88.8475836431227" calcext:value-type="float">
            <text:p>88.8475836431</text:p>
          </table:table-cell>
          <table:table-cell table:formula="of:=223/260 * 100" office:value-type="float" office:value="85.7692307692308" calcext:value-type="float">
            <text:p>85.769230769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.53846154" calcext:value-type="float">
            <text:p>91.53846154</text:p>
          </table:table-cell>
          <table:table-cell table:formula="of:=252/260 * 100" office:value-type="float" office:value="96.9230769230769" calcext:value-type="float">
            <text:p>96.9230769231</text:p>
          </table:table-cell>
          <table:table-cell table:formula="of:=247/260 * 100"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.38461538" calcext:value-type="float">
            <text:p>85.38461538</text:p>
          </table:table-cell>
          <table:table-cell office:value-type="float" office:value="88.07692308" calcext:value-type="float">
            <text:p>88.07692308</text:p>
          </table:table-cell>
          <table:table-cell table:formula="of:=247/260 * 100"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.07692308" calcext:value-type="float">
            <text:p>93.07692308</text:p>
          </table:table-cell>
          <table:table-cell table:formula="of:=234/260 * 100" office:value-type="float" office:value="90" calcext:value-type="float">
            <text:p>90</text:p>
          </table:table-cell>
          <table:table-cell table:formula="of:=242/260 * 100" office:value-type="float" office:value="93.0769230769231" calcext:value-type="float">
            <text:p>93.076923076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46153846" calcext:value-type="float">
            <text:p>93.46153846</text:p>
          </table:table-cell>
          <table:table-cell table:formula="of:=219/260 * 100" office:value-type="float" office:value="84.2307692307692" calcext:value-type="float">
            <text:p>84.2307692308</text:p>
          </table:table-cell>
          <table:table-cell table:formula="of:=201/260 * 100" office:value-type="float" office:value="77.3076923076923" calcext:value-type="float">
            <text:p>77.307692307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.61538462" calcext:value-type="float">
            <text:p>94.61538462</text:p>
          </table:table-cell>
          <table:table-cell office:value-type="float" office:value="89.23076923" calcext:value-type="float">
            <text:p>89.23076923</text:p>
          </table:table-cell>
          <table:table-cell table:formula="of:=233/260 * 100" office:value-type="float" office:value="89.6153846153846" calcext:value-type="float">
            <text:p>89.615384615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23076923" calcext:value-type="float">
            <text:p>94.23076923</text:p>
          </table:table-cell>
          <table:table-cell office:value-type="float" office:value="93.07692308" calcext:value-type="float">
            <text:p>93.07692308</text:p>
          </table:table-cell>
          <table:table-cell table:formula="of:=249/260 * 100" office:value-type="float" office:value="95.7692307692308" calcext:value-type="float">
            <text:p>95.769230769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38461538" calcext:value-type="float">
            <text:p>90.38461538</text:p>
          </table:table-cell>
          <table:table-cell table:formula="of:=234/260 * 100" office:value-type="float" office:value="90" calcext:value-type="float">
            <text:p>90</text:p>
          </table:table-cell>
          <table:table-cell table:formula="of:=248/260 * 100" office:value-type="float" office:value="95.3846153846154" calcext:value-type="float">
            <text:p>95.384615384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0:22:30.036479570</meta:creation-date>
    <dc:date>2016-01-26T02:16:21.355614805</dc:date>
    <meta:editing-duration>PT1H50M26S</meta:editing-duration>
    <meta:editing-cycles>22</meta:editing-cycles>
    <meta:generator>LibreOffice/4.2.8.2$Linux_X86_64 LibreOffice_project/420m0$Build-2</meta:generator>
    <meta:document-statistic meta:table-count="1" meta:cell-count="64" meta:object-count="0"/>
  </office:meta>
</office:document-meta>
</file>